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1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ff8d00" fo:padding="0cm" fo:border="none">
        <style:background-image/>
      </style:table-cell-properties>
    </style:style>
    <style:style style:name="P1" style:family="paragraph" style:parent-style-name="Text_20_body">
      <style:text-properties officeooo:rsid="001c7245" officeooo:paragraph-rsid="00215aec"/>
    </style:style>
    <style:style style:name="P2" style:family="paragraph" style:parent-style-name="Text_20_body">
      <style:text-properties style:text-underline-style="solid" style:text-underline-width="auto" style:text-underline-color="font-color" officeooo:rsid="007d0742" officeooo:paragraph-rsid="007d0742"/>
    </style:style>
    <style:style style:name="P3" style:family="paragraph" style:parent-style-name="Text_20_body">
      <style:text-properties style:text-underline-style="solid" style:text-underline-width="auto" style:text-underline-color="font-color" fo:font-weight="normal" officeooo:rsid="007d0742" officeooo:paragraph-rsid="0035b277" style:font-weight-asian="normal" style:font-weight-complex="normal"/>
    </style:style>
    <style:style style:name="P4" style:family="paragraph" style:parent-style-name="Text_20_body">
      <style:text-properties style:text-underline-style="solid" style:text-underline-width="auto" style:text-underline-color="font-color" fo:font-weight="normal" officeooo:rsid="00b2e3f4" officeooo:paragraph-rsid="00b2e3f4" style:font-weight-asian="normal" style:font-weight-complex="normal"/>
    </style:style>
    <style:style style:name="P5" style:family="paragraph" style:parent-style-name="Text_20_body">
      <style:text-properties fo:color="#003f80" fo:font-weight="normal" officeooo:rsid="009e8474" officeooo:paragraph-rsid="00a00ca5" style:font-weight-asian="normal" style:font-weight-complex="normal"/>
    </style:style>
    <style:style style:name="P6" style:family="paragraph" style:parent-style-name="Text_20_body">
      <style:text-properties fo:color="#003f80" officeooo:rsid="00aa7ce2" officeooo:paragraph-rsid="00aa7ce2"/>
    </style:style>
    <style:style style:name="P7" style:family="paragraph" style:parent-style-name="Text_20_body">
      <style:text-properties fo:font-size="10pt" officeooo:rsid="007fc9ad" officeooo:paragraph-rsid="00b95424" style:font-size-asian="10pt" style:font-size-complex="10pt"/>
    </style:style>
    <style:style style:name="P8" style:family="paragraph" style:parent-style-name="Text_20_body">
      <style:text-properties officeooo:rsid="00c5c720" officeooo:paragraph-rsid="00c5c720"/>
    </style:style>
    <style:style style:name="P9" style:family="paragraph" style:parent-style-name="Text_20_body">
      <style:text-properties officeooo:rsid="007fc9ad" officeooo:paragraph-rsid="00895311"/>
    </style:style>
    <style:style style:name="P10" style:family="paragraph" style:parent-style-name="Text_20_body">
      <style:text-properties officeooo:rsid="00d19adc" officeooo:paragraph-rsid="002d3caa"/>
    </style:style>
    <style:style style:name="P11" style:family="paragraph" style:parent-style-name="Text_20_body">
      <style:text-properties officeooo:rsid="00d19adc" officeooo:paragraph-rsid="009daffd"/>
    </style:style>
    <style:style style:name="P12" style:family="paragraph" style:parent-style-name="Text_20_body">
      <style:text-properties fo:color="#000000" style:font-name="DejaVu Sans2" fo:font-size="11pt" fo:font-weight="normal" officeooo:rsid="00ddcd65" officeooo:paragraph-rsid="00ddcd65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text-underline-style="none" fo:font-weight="normal" officeooo:rsid="00eb191d" officeooo:paragraph-rsid="00eb191d" style:font-weight-asian="normal" style:font-weight-complex="normal"/>
    </style:style>
    <style:style style:name="P14" style:family="paragraph" style:parent-style-name="Code">
      <style:paragraph-properties fo:margin-left="1.251cm" fo:margin-right="0cm" fo:text-indent="0cm" style:auto-text-indent="false"/>
      <style:text-properties fo:font-weight="normal" officeooo:rsid="0082ef55" officeooo:paragraph-rsid="0082ef55" style:font-weight-asian="normal" style:font-weight-complex="normal"/>
    </style:style>
    <style:style style:name="P15" style:family="paragraph" style:parent-style-name="Code">
      <style:paragraph-properties fo:margin-left="1.251cm" fo:margin-right="0cm" fo:text-indent="0cm" style:auto-text-indent="false"/>
      <style:text-properties officeooo:rsid="0082ef55" officeooo:paragraph-rsid="008462c1"/>
    </style:style>
    <style:style style:name="P16" style:family="paragraph" style:parent-style-name="Code">
      <style:paragraph-properties fo:margin-left="1.251cm" fo:margin-right="0cm" fo:text-indent="0cm" style:auto-text-indent="false"/>
      <style:text-properties officeooo:rsid="0082ef55" officeooo:paragraph-rsid="00e6098a"/>
    </style:style>
    <style:style style:name="P17" style:family="paragraph" style:parent-style-name="Text_20_body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0000" fo:font-weight="normal" officeooo:rsid="00e11e3c" officeooo:paragraph-rsid="00e11e3c" style:font-weight-asian="normal" style:font-weight-complex="normal"/>
    </style:style>
    <style:style style:name="P18" style:family="paragraph" style:parent-style-name="Code" style:list-style-name="L2">
      <style:text-properties fo:font-style="normal" fo:font-weight="normal" officeooo:rsid="007bdd75" officeooo:paragraph-rsid="007bdd75" style:font-style-asian="normal" style:font-weight-asian="normal" style:font-style-complex="normal" style:font-weight-complex="normal"/>
    </style:style>
    <style:style style:name="P19" style:family="paragraph" style:parent-style-name="Heading_20_2">
      <style:text-properties officeooo:paragraph-rsid="00bd800b"/>
    </style:style>
    <style:style style:name="P20" style:family="paragraph" style:parent-style-name="Heading_20_2">
      <style:text-properties officeooo:rsid="008e2ac8" officeooo:paragraph-rsid="008e2ac8"/>
    </style:style>
    <style:style style:name="P21" style:family="paragraph" style:parent-style-name="Heading_20_2">
      <style:text-properties officeooo:rsid="002c7e6e" officeooo:paragraph-rsid="002c7e6e"/>
    </style:style>
    <style:style style:name="P22" style:family="paragraph" style:parent-style-name="Heading_20_2">
      <style:text-properties officeooo:rsid="00d19adc" officeooo:paragraph-rsid="00d19adc"/>
    </style:style>
    <style:style style:name="P23" style:family="paragraph" style:parent-style-name="Heading_20_2">
      <style:text-properties fo:font-weight="bold" officeooo:rsid="00a8ccb0" officeooo:paragraph-rsid="00a8ccb0" style:font-weight-asian="bold" style:font-weight-complex="bold"/>
    </style:style>
    <style:style style:name="P24" style:family="paragraph" style:parent-style-name="Heading_20_2">
      <style:text-properties fo:font-weight="bold" officeooo:rsid="00eb191d" officeooo:paragraph-rsid="00eb191d" style:font-weight-asian="bold" style:font-weight-complex="bold"/>
    </style:style>
    <style:style style:name="P25" style:family="paragraph" style:parent-style-name="Heading_20_1">
      <style:text-properties fo:color="#ffffff" fo:font-size="36pt" fo:font-weight="bold" style:font-size-asian="36pt" style:font-weight-asian="bold" style:font-size-complex="36pt" style:font-weight-complex="bold"/>
    </style:style>
    <style:style style:name="P26" style:family="paragraph" style:parent-style-name="Text_20_body" style:list-style-name="L1">
      <style:text-properties officeooo:paragraph-rsid="00215aec"/>
    </style:style>
    <style:style style:name="P27" style:family="paragraph" style:parent-style-name="Text_20_body" style:list-style-name="L1">
      <style:text-properties officeooo:paragraph-rsid="00cb90db"/>
    </style:style>
    <style:style style:name="P28" style:family="paragraph" style:parent-style-name="Text_20_body" style:list-style-name="L2">
      <style:text-properties officeooo:paragraph-rsid="0081e2fa"/>
    </style:style>
    <style:style style:name="P29" style:family="paragraph" style:parent-style-name="Text_20_body" style:list-style-name="L2">
      <style:text-properties officeooo:paragraph-rsid="00ce7072"/>
    </style:style>
    <style:style style:name="P30" style:family="paragraph" style:parent-style-name="Text_20_body" style:list-style-name="L2">
      <style:text-properties fo:color="#003f80" fo:font-style="normal" officeooo:rsid="0082ef55" officeooo:paragraph-rsid="0082ef55" style:font-style-asian="normal" style:font-style-complex="normal"/>
    </style:style>
    <style:style style:name="P31" style:family="paragraph" style:parent-style-name="Text_20_body" style:list-style-name="L2">
      <style:text-properties fo:color="#003f80" fo:font-style="normal" officeooo:rsid="00ce7072" officeooo:paragraph-rsid="00ce7072" style:font-style-asian="normal" style:font-style-complex="normal"/>
    </style:style>
    <style:style style:name="P32" style:family="paragraph" style:parent-style-name="Text_20_body" style:list-style-name="L2">
      <style:text-properties fo:color="#003f80" fo:font-style="normal" officeooo:rsid="00ce7072" officeooo:paragraph-rsid="00f0d857" style:font-style-asian="normal" style:font-style-complex="normal"/>
    </style:style>
    <style:style style:name="P33" style:family="paragraph" style:parent-style-name="Text_20_body" style:list-style-name="L3">
      <style:text-properties fo:color="#003f80" officeooo:rsid="002fefa5" officeooo:paragraph-rsid="002fefa5"/>
    </style:style>
    <style:style style:name="P34" style:family="paragraph" style:parent-style-name="Text_20_body" style:list-style-name="L4">
      <style:text-properties fo:color="#003f80" officeooo:rsid="002fefa5" officeooo:paragraph-rsid="00d4e79d"/>
    </style:style>
    <style:style style:name="P35" style:family="paragraph" style:parent-style-name="Text_20_body" style:list-style-name="L4">
      <style:text-properties fo:color="#003f80" officeooo:rsid="002fefa5" officeooo:paragraph-rsid="00db80f0"/>
    </style:style>
    <style:style style:name="P36" style:family="paragraph" style:parent-style-name="Text_20_body" style:list-style-name="L4">
      <style:text-properties fo:color="#003f80" officeooo:rsid="002fefa5" officeooo:paragraph-rsid="00dcd286"/>
    </style:style>
    <style:style style:name="P37" style:family="paragraph" style:parent-style-name="Text_20_body" style:list-style-name="L3">
      <style:text-properties fo:color="#003f80" officeooo:rsid="00cfa940" officeooo:paragraph-rsid="00cfa940"/>
    </style:style>
    <style:style style:name="P38" style:family="paragraph" style:parent-style-name="Text_20_body" style:list-style-name="L3">
      <style:text-properties fo:color="#003f80" officeooo:rsid="009e038d" officeooo:paragraph-rsid="00d3f407"/>
    </style:style>
    <style:style style:name="P39" style:family="paragraph" style:parent-style-name="Text_20_body" style:list-style-name="L4">
      <style:text-properties fo:color="#003f80" officeooo:rsid="00db80f0" officeooo:paragraph-rsid="00dfa413"/>
    </style:style>
    <style:style style:name="P40" style:family="paragraph" style:parent-style-name="Text_20_body" style:list-style-name="L4">
      <style:text-properties fo:color="#003f80" officeooo:rsid="007d0742" officeooo:paragraph-rsid="00a1b00d"/>
    </style:style>
    <style:style style:name="P41" style:family="paragraph" style:parent-style-name="Text_20_body" style:list-style-name="L4">
      <style:text-properties fo:color="#003f80" officeooo:rsid="0035b277" officeooo:paragraph-rsid="0035b277"/>
    </style:style>
    <style:style style:name="P42" style:family="paragraph" style:parent-style-name="Text_20_body" style:list-style-name="L4">
      <style:text-properties fo:color="#003f80" fo:font-weight="normal" officeooo:rsid="00e0ac35" officeooo:paragraph-rsid="00e0ac35" style:font-weight-asian="normal" style:font-weight-complex="normal"/>
    </style:style>
    <style:style style:name="P43" style:family="paragraph" style:parent-style-name="Text_20_body" style:list-style-name="L4">
      <style:text-properties fo:color="#003f80" fo:font-weight="normal" officeooo:rsid="00cfa940" officeooo:paragraph-rsid="00e0ac35" style:font-weight-asian="normal" style:font-weight-complex="normal"/>
    </style:style>
    <style:style style:name="P44" style:family="paragraph" style:parent-style-name="Text_20_body" style:list-style-name="L2">
      <style:text-properties officeooo:rsid="00cb90db" officeooo:paragraph-rsid="00cb90db"/>
    </style:style>
    <style:style style:name="P45" style:family="paragraph" style:parent-style-name="Text_20_body" style:list-style-name="L2">
      <style:text-properties officeooo:rsid="00ce7072" officeooo:paragraph-rsid="00ce7072"/>
    </style:style>
    <style:style style:name="P46" style:family="paragraph" style:parent-style-name="Text_20_body" style:list-style-name="L2">
      <style:text-properties style:text-underline-style="none" fo:font-weight="bold" officeooo:rsid="007d0742" officeooo:paragraph-rsid="00997e7b" style:font-weight-asian="bold" style:font-weight-complex="bold"/>
    </style:style>
    <style:style style:name="P47" style:family="paragraph" style:parent-style-name="Text_20_body" style:list-style-name="L3">
      <style:text-properties officeooo:rsid="007d0742" officeooo:paragraph-rsid="007d0742"/>
    </style:style>
    <style:style style:name="P48" style:family="paragraph" style:parent-style-name="Text_20_body" style:list-style-name="L4">
      <style:text-properties officeooo:paragraph-rsid="0032ce4c"/>
    </style:style>
    <style:style style:name="P49" style:family="paragraph" style:parent-style-name="Text_20_body">
      <style:text-properties fo:font-size="10pt" officeooo:rsid="00f15915" officeooo:paragraph-rsid="00f15915" style:font-size-asian="10pt" style:font-size-complex="10pt"/>
    </style:style>
    <style:style style:name="P50" style:family="paragraph" style:parent-style-name="Text_20_body" style:list-style-name="L1">
      <style:paragraph-properties fo:margin-top="0cm" fo:margin-bottom="0.499cm" loext:contextual-spacing="false"/>
      <style:text-properties officeooo:paragraph-rsid="00215aec"/>
    </style:style>
    <style:style style:name="P51" style:family="paragraph" style:parent-style-name="Text_20_body" style:list-style-name="L4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officeooo:rsid="007d0742" officeooo:paragraph-rsid="00e0b620"/>
    </style:style>
    <style:style style:name="P52" style:family="paragraph" style:parent-style-name="Text_20_body" style:list-style-name="L5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style:font-name="DejaVu Sans2" fo:font-size="11pt" style:text-underline-style="none" fo:font-weight="normal" officeooo:rsid="00e50d21" officeooo:paragraph-rsid="00e9ed5a" style:font-size-asian="11pt" style:font-weight-asian="normal" style:font-size-complex="11pt" style:font-weight-complex="normal"/>
    </style:style>
    <style:style style:name="P53" style:family="paragraph" style:parent-style-name="Text_20_body" style:list-style-name="L5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style:font-name="DejaVu Sans2" fo:font-size="11pt" style:text-underline-style="none" fo:font-weight="normal" officeooo:rsid="00e30da6" officeooo:paragraph-rsid="00b2dd87" style:font-size-asian="11pt" style:font-weight-asian="normal" style:font-size-complex="11pt" style:font-weight-complex="normal"/>
    </style:style>
    <style:style style:name="P54" style:family="paragraph" style:parent-style-name="Text_20_body" style:list-style-name="L5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style:font-name="DejaVu Sans2" fo:font-size="11pt" style:text-underline-style="none" fo:font-weight="normal" officeooo:rsid="00eb10a0" officeooo:paragraph-rsid="00eb10a0" style:font-size-asian="11pt" style:font-weight-asian="normal" style:font-size-complex="11pt" style:font-weight-complex="normal"/>
    </style:style>
    <style:style style:name="P55" style:family="paragraph" style:parent-style-name="Text_20_body" style:list-style-name="L5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fo:font-weight="normal" officeooo:rsid="007d0742" officeooo:paragraph-rsid="00b2e3f4" style:font-weight-asian="normal" style:font-weight-complex="normal"/>
    </style:style>
    <style:style style:name="P56" style:family="paragraph" style:parent-style-name="Text_20_body" style:list-style-name="L5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style:text-underline-style="none" fo:font-weight="normal" officeooo:rsid="00eb191d" officeooo:paragraph-rsid="00eb191d" style:font-weight-asian="normal" style:font-weight-complex="normal"/>
    </style:style>
    <style:style style:name="P57" style:family="paragraph" style:parent-style-name="Text_20_body" style:list-style-name="L5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style:text-underline-style="none" fo:font-weight="normal" officeooo:rsid="007d0742" officeooo:paragraph-rsid="00b2e3f4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7bdd75" style:font-style-asian="normal" style:font-style-complex="normal"/>
    </style:style>
    <style:style style:name="T3" style:family="text">
      <style:text-properties fo:font-style="normal" officeooo:rsid="00cb90db" style:font-style-asian="normal" style:font-style-complex="normal"/>
    </style:style>
    <style:style style:name="T4" style:family="text">
      <style:text-properties fo:font-style="normal" fo:font-weight="normal" officeooo:rsid="0091e079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920df6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971add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cb90db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e50d21" style:font-style-asian="normal" style:font-weight-asian="normal" style:font-style-complex="normal" style:font-weight-complex="normal"/>
    </style:style>
    <style:style style:name="T9" style:family="text">
      <style:text-properties fo:font-weight="bold" officeooo:rsid="001c7245" style:font-weight-asian="bold" style:font-weight-complex="bold"/>
    </style:style>
    <style:style style:name="T10" style:family="text">
      <style:text-properties fo:font-weight="bold" officeooo:rsid="00e6098a" style:font-weight-asian="bold" style:font-weight-complex="bold"/>
    </style:style>
    <style:style style:name="T11" style:family="text">
      <style:text-properties officeooo:rsid="001c7245"/>
    </style:style>
    <style:style style:name="T12" style:family="text">
      <style:text-properties style:font-name="DejaVu Sans Mono1" fo:font-size="12pt" fo:font-weight="bold" officeooo:rsid="001c7245" style:font-size-asian="12pt" style:font-weight-asian="bold" style:font-size-complex="12pt" style:font-weight-complex="bold"/>
    </style:style>
    <style:style style:name="T13" style:family="text">
      <style:text-properties style:font-name="DejaVu Sans Mono1" fo:font-size="12pt" fo:font-weight="bold" officeooo:rsid="00cb90db" style:font-size-asian="12pt" style:font-weight-asian="bold" style:font-size-complex="12pt" style:font-weight-complex="bold"/>
    </style:style>
    <style:style style:name="T14" style:family="text">
      <style:text-properties officeooo:rsid="00215ae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a00ca5" style:font-weight-asian="normal" style:font-weight-complex="normal"/>
    </style:style>
    <style:style style:name="T17" style:family="text">
      <style:text-properties fo:font-weight="normal" officeooo:rsid="00a11a3e" style:font-weight-asian="normal" style:font-weight-complex="normal"/>
    </style:style>
    <style:style style:name="T18" style:family="text">
      <style:text-properties fo:font-weight="normal" officeooo:rsid="00d19adc" style:font-weight-asian="normal" style:font-weight-complex="normal"/>
    </style:style>
    <style:style style:name="T19" style:family="text">
      <style:text-properties fo:font-weight="normal" officeooo:rsid="00d30c0e" style:font-weight-asian="normal" style:font-weight-complex="normal"/>
    </style:style>
    <style:style style:name="T20" style:family="text">
      <style:text-properties fo:font-weight="normal" officeooo:rsid="00cfa940" style:font-weight-asian="normal" style:font-weight-complex="normal"/>
    </style:style>
    <style:style style:name="T21" style:family="text">
      <style:text-properties fo:font-weight="normal" officeooo:rsid="00d3f407" style:font-weight-asian="normal" style:font-weight-complex="normal"/>
    </style:style>
    <style:style style:name="T22" style:family="text">
      <style:text-properties fo:font-weight="normal" officeooo:rsid="00d4e79d" style:font-weight-asian="normal" style:font-weight-complex="normal"/>
    </style:style>
    <style:style style:name="T23" style:family="text">
      <style:text-properties fo:font-weight="normal" officeooo:rsid="00d5a37a" style:font-weight-asian="normal" style:font-weight-complex="normal"/>
    </style:style>
    <style:style style:name="T24" style:family="text">
      <style:text-properties fo:font-weight="normal" officeooo:rsid="00db80f0" style:font-weight-asian="normal" style:font-weight-complex="normal"/>
    </style:style>
    <style:style style:name="T25" style:family="text">
      <style:text-properties fo:font-weight="normal" officeooo:rsid="00dcd286" style:font-weight-asian="normal" style:font-weight-complex="normal"/>
    </style:style>
    <style:style style:name="T26" style:family="text">
      <style:text-properties fo:font-weight="normal" officeooo:rsid="00a1b00d" style:font-weight-asian="normal" style:font-weight-complex="normal"/>
    </style:style>
    <style:style style:name="T27" style:family="text">
      <style:text-properties fo:font-weight="normal" officeooo:rsid="00dfa413" style:font-weight-asian="normal" style:font-weight-complex="normal"/>
    </style:style>
    <style:style style:name="T28" style:family="text">
      <style:text-properties fo:font-weight="normal" officeooo:rsid="00e0ac35" style:font-weight-asian="normal" style:font-weight-complex="normal"/>
    </style:style>
    <style:style style:name="T29" style:family="text">
      <style:text-properties officeooo:rsid="0082ef55"/>
    </style:style>
    <style:style style:name="T30" style:family="text">
      <style:text-properties style:text-underline-style="none" fo:font-weight="bold" style:font-weight-asian="bold" style:font-weight-complex="bold"/>
    </style:style>
    <style:style style:name="T31" style:family="text">
      <style:text-properties style:text-underline-style="none" fo:font-weight="bold" officeooo:rsid="009af5e8" style:font-weight-asian="bold" style:font-weight-complex="bold"/>
    </style:style>
    <style:style style:name="T32" style:family="text">
      <style:text-properties style:text-underline-style="none" fo:font-weight="bold" officeooo:rsid="00dcd286" style:font-weight-asian="bold" style:font-weight-complex="bold"/>
    </style:style>
    <style:style style:name="T33" style:family="text">
      <style:text-properties officeooo:rsid="008a5bb5"/>
    </style:style>
    <style:style style:name="T34" style:family="text">
      <style:text-properties fo:color="#003f80" fo:font-style="normal" style:font-style-asian="normal" style:font-style-complex="normal"/>
    </style:style>
    <style:style style:name="T35" style:family="text">
      <style:text-properties fo:color="#003f80" fo:font-style="normal" officeooo:rsid="00997e7b" style:font-style-asian="normal" style:font-style-complex="normal"/>
    </style:style>
    <style:style style:name="T36" style:family="text">
      <style:text-properties fo:color="#003f80" fo:font-style="normal" officeooo:rsid="00c0f9c2" style:font-style-asian="normal" style:font-style-complex="normal"/>
    </style:style>
    <style:style style:name="T37" style:family="text">
      <style:text-properties fo:color="#003f80" fo:font-style="normal" officeooo:rsid="00c951a8" style:font-style-asian="normal" style:font-style-complex="normal"/>
    </style:style>
    <style:style style:name="T38" style:family="text">
      <style:text-properties fo:color="#003f80" fo:font-style="normal" officeooo:rsid="007bdd75" style:font-style-asian="normal" style:font-style-complex="normal"/>
    </style:style>
    <style:style style:name="T39" style:family="text">
      <style:text-properties fo:color="#003f80" fo:font-style="normal" officeooo:rsid="0081e2fa" style:font-style-asian="normal" style:font-style-complex="normal"/>
    </style:style>
    <style:style style:name="T40" style:family="text">
      <style:text-properties fo:color="#003f80" fo:font-style="normal" officeooo:rsid="00cd3770" style:font-style-asian="normal" style:font-style-complex="normal"/>
    </style:style>
    <style:style style:name="T41" style:family="text">
      <style:text-properties fo:color="#003f80" fo:font-style="normal" officeooo:rsid="00cde371" style:font-style-asian="normal" style:font-style-complex="normal"/>
    </style:style>
    <style:style style:name="T42" style:family="text">
      <style:text-properties fo:color="#003f80" fo:font-style="normal" officeooo:rsid="00ce7072" style:font-style-asian="normal" style:font-style-complex="normal"/>
    </style:style>
    <style:style style:name="T43" style:family="text">
      <style:text-properties fo:color="#003f80" fo:font-style="normal" officeooo:rsid="00ea28d7" style:font-style-asian="normal" style:font-style-complex="normal"/>
    </style:style>
    <style:style style:name="T44" style:family="text">
      <style:text-properties fo:color="#003f80" style:text-underline-style="none" fo:font-weight="bold" style:font-weight-asian="bold" style:font-weight-complex="bold"/>
    </style:style>
    <style:style style:name="T45" style:family="text">
      <style:text-properties fo:color="#003f80" style:text-underline-style="none" fo:font-weight="bold" officeooo:rsid="009af5e8" style:font-weight-asian="bold" style:font-weight-complex="bold"/>
    </style:style>
    <style:style style:name="T46" style:family="text">
      <style:text-properties fo:color="#003f80" style:text-underline-style="none" fo:font-weight="bold" officeooo:rsid="00d19adc" style:font-weight-asian="bold" style:font-weight-complex="bold"/>
    </style:style>
    <style:style style:name="T47" style:family="text">
      <style:text-properties officeooo:rsid="009385a5"/>
    </style:style>
    <style:style style:name="T48" style:family="text">
      <style:text-properties style:font-name="DejaVu Sans2" fo:font-size="11pt" fo:font-weight="bold" officeooo:rsid="005c0dca" style:font-size-asian="11pt" style:font-weight-asian="bold" style:font-size-complex="11pt" style:font-weight-complex="bold"/>
    </style:style>
    <style:style style:name="T49" style:family="text">
      <style:text-properties style:font-name="DejaVu Sans2" fo:font-size="11pt" fo:font-weight="bold" officeooo:rsid="009af5e8" style:font-size-asian="11pt" style:font-weight-asian="bold" style:font-size-complex="11pt" style:font-weight-complex="bold"/>
    </style:style>
    <style:style style:name="T50" style:family="text">
      <style:text-properties style:font-name="DejaVu Sans2" fo:font-size="11pt" fo:font-weight="bold" officeooo:rsid="00a8ccb0" style:font-size-asian="11pt" style:font-weight-asian="bold" style:font-size-complex="11pt" style:font-weight-complex="bold"/>
    </style:style>
    <style:style style:name="T51" style:family="text">
      <style:text-properties style:font-name="DejaVu Sans2" fo:font-size="11pt" fo:font-weight="bold" officeooo:rsid="00eb191d" style:font-size-asian="11pt" style:font-weight-asian="bold" style:font-size-complex="11pt" style:font-weight-complex="bold"/>
    </style:style>
    <style:style style:name="T52" style:family="text">
      <style:text-properties style:font-name="DejaVu Sans2" fo:font-size="11pt" style:text-underline-style="none" fo:font-weight="bold" officeooo:rsid="005c0dca" style:font-size-asian="11pt" style:font-weight-asian="bold" style:font-size-complex="11pt" style:font-weight-complex="bold"/>
    </style:style>
    <style:style style:name="T53" style:family="text">
      <style:text-properties style:font-name="DejaVu Sans2" fo:font-size="11pt" style:text-underline-style="none" fo:font-weight="bold" officeooo:rsid="009af5e8" style:font-size-asian="11pt" style:font-weight-asian="bold" style:font-size-complex="11pt" style:font-weight-complex="bold"/>
    </style:style>
    <style:style style:name="T54" style:family="text">
      <style:text-properties style:font-name="DejaVu Sans2" fo:font-size="11pt" style:text-underline-style="none" fo:font-weight="bold" officeooo:rsid="00a8ccb0" style:font-size-asian="11pt" style:font-weight-asian="bold" style:font-size-complex="11pt" style:font-weight-complex="bold"/>
    </style:style>
    <style:style style:name="T55" style:family="text">
      <style:text-properties style:font-name="DejaVu Sans2" fo:font-size="11pt" style:text-underline-style="none" fo:font-weight="bold" officeooo:rsid="00e0b620" style:font-size-asian="11pt" style:font-weight-asian="bold" style:font-size-complex="11pt" style:font-weight-complex="bold"/>
    </style:style>
    <style:style style:name="T56" style:family="text">
      <style:text-properties style:font-name="DejaVu Sans2" fo:font-size="11pt" style:text-underline-style="none" fo:font-weight="bold" officeooo:rsid="00e50d21" style:font-size-asian="11pt" style:font-weight-asian="bold" style:font-size-complex="11pt" style:font-weight-complex="bold"/>
    </style:style>
    <style:style style:name="T57" style:family="text">
      <style:text-properties style:font-name="DejaVu Sans2" fo:font-size="11pt" style:text-underline-style="none" style:font-size-asian="11pt" style:font-size-complex="11pt"/>
    </style:style>
    <style:style style:name="T58" style:family="text">
      <style:text-properties style:font-name="DejaVu Sans2" fo:font-size="11pt" style:text-underline-style="none" officeooo:rsid="00e50d21" style:font-size-asian="11pt" style:font-size-complex="11pt"/>
    </style:style>
    <style:style style:name="T59" style:family="text">
      <style:text-properties style:font-name="DejaVu Sans2" fo:font-size="11pt" style:font-size-asian="11pt" style:font-size-complex="11pt"/>
    </style:style>
    <style:style style:name="T60" style:family="text">
      <style:text-properties style:font-name="DejaVu Sans2" fo:font-size="11pt" officeooo:rsid="005c0dca" style:font-size-asian="11pt" style:font-size-complex="11pt"/>
    </style:style>
    <style:style style:name="T61" style:family="text">
      <style:text-properties officeooo:rsid="00b2dd87"/>
    </style:style>
    <style:style style:name="T62" style:family="text">
      <style:text-properties officeooo:rsid="00cb90db"/>
    </style:style>
    <style:style style:name="T63" style:family="text">
      <style:text-properties officeooo:rsid="00cfa940"/>
    </style:style>
    <style:style style:name="T64" style:family="text">
      <style:text-properties officeooo:rsid="00d3f407"/>
    </style:style>
    <style:style style:name="T65" style:family="text">
      <style:text-properties officeooo:rsid="00dcd286"/>
    </style:style>
    <style:style style:name="T66" style:family="text">
      <style:text-properties officeooo:rsid="00e0b620"/>
    </style:style>
    <style:style style:name="T67" style:family="text">
      <style:text-properties officeooo:rsid="00e11e3c"/>
    </style:style>
    <style:style style:name="T68" style:family="text">
      <style:text-properties officeooo:rsid="00e72546"/>
    </style:style>
    <style:style style:name="T69" style:family="text">
      <style:text-properties officeooo:rsid="00e9ed5a"/>
    </style:style>
    <style:style style:name="T70" style:family="text">
      <style:text-properties officeooo:rsid="00f0d5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row>
          <table:table-cell table:style-name="Tableau2.A1" office:value-type="string">
            <text:h text:style-name="P25" text:outline-level="1">TP <text:span text:style-name="T62">LDAP</text:span></text:h>
          </table:table-cell>
        </table:table-row>
      </table:table>
      <text:p text:style-name="Text_20_body"/>
      <text:p text:style-name="P7">Formulaire de réponses : </text:p>
      <text:p text:style-name="P49">https://docs.google.com/forms/d/e/1FAIpQLSc38D0MMQClbmfFDhnLHDPd9r6EG-I2Kxs4WjFE64qoRWO7pg/viewform?usp=sf_link</text:p>
      <text:p text:style-name="P9"><text:s/></text:p>
      <text:h text:style-name="P19" text:outline-level="2">Préparation de l'environnement</text:h>
      <text:p text:style-name="P1">Dans cette introduction, nous allons démarrer <text:span text:style-name="T65">2</text:span> machines virtuelles. <text:span text:style-name="T14">U</text:span>tilise<text:span text:style-name="T14">z </text:span>:</text:p>
      <text:list xml:id="list3128038766" text:style-name="L1">
        <text:list-item>
          <text:p text:style-name="P26"><text:span text:style-name="T12">vm0</text:span><text:span text:style-name="T9"> </text:span><text:span text:style-name="T11">comme </text:span><text:span text:style-name="T9">SERVEUR</text:span><text:span text:style-name="T11"> OpenLDAP Master</text:span></text:p>
        </text:list-item>
        <text:list-item>
          <text:p text:style-name="P27"><text:span text:style-name="T12">vm</text:span><text:span text:style-name="T13">1</text:span><text:span text:style-name="T9"> </text:span><text:span text:style-name="T11">comme </text:span><text:span text:style-name="T10">SERVEUR</text:span><text:span text:style-name="T11"> OpenLDAP Slave</text:span></text:p>
          <text:p text:style-name="P50"/>
        </text:list-item>
      </text:list>
      <text:list xml:id="list3463305215" text:style-name="L2">
        <text:list-item>
          <text:p text:style-name="P28"><text:span text:style-name="T38">L</text:span><text:span text:style-name="T39">ancez le script de boot des VM</text:span><text:span text:style-name="T36">s</text:span><text:span text:style-name="T39"> puppet </text:span><text:span text:style-name="T36">(lancer le script qu’une fois) </text:span><text:span text:style-name="T39">:</text:span></text:p>
          <text:list>
            <text:list-header>
              <text:p text:style-name="P18">$ <text:span text:style-name="T29">vm_bootstrap 2</text:span></text:p>
            </text:list-header>
          </text:list>
        </text:list-item>
        <text:list-item>
          <text:p text:style-name="P30">Après quelques <text:span text:style-name="T61">secondes</text:span>, <text:span text:style-name="T33">les VM vm0, vm1 et vm2 seront disponibles, se connecter aux VM et installer les paquetages openldap-clients et openldap-server (pour les serveurs) : </text:span></text:p>
        </text:list-item>
      </text:list>
      <text:p text:style-name="P14"><text:span text:style-name="T2">$ </text:span><text:span text:style-name="T1">pcocc ssh vm</text:span><text:span text:style-name="T3">[0,1]</text:span></text:p>
      <text:p text:style-name="P15"><text:span text:style-name="T4">vm</text:span><text:span text:style-name="T7">0</text:span><text:span text:style-name="T4"># </text:span><text:span text:style-name="T5">sudo yum install -y </text:span><text:span text:style-name="T6">vim </text:span><text:span text:style-name="T7">openldap-clients openldap-servers</text:span></text:p>
      <text:p text:style-name="P16"><text:span text:style-name="T4">vm</text:span><text:span text:style-name="T8">1</text:span><text:span text:style-name="T4"># </text:span><text:span text:style-name="T5">sudo yum install -y </text:span><text:span text:style-name="T6">vim </text:span><text:span text:style-name="T7">openldap-clients openldap-servers</text:span></text:p>
      <text:p text:style-name="P8">Pour se connecter depuis deux terminaux, utiliser la commande ‘pcocc ssh -j &lt;numéro_job&gt; vm0/vm1’. <text:s/></text:p>
      <text:h text:style-name="P20" text:outline-level="2"><text:span text:style-name="T47">Mise en place du service OpenLDAP </text:span><text:s/></text:h>
      <text:list xml:id="list105833202383675" text:continue-list="list3463305215" text:style-name="L2">
        <text:list-item text:start-value="1">
          <text:p text:style-name="P44"><text:span text:style-name="T37">P</text:span><text:span text:style-name="T34">our des raisons de simplicités, nous n’utiliserons pas le répertoire /etc/openldap/slapd.d. Mettre le répertoire de coté afin que le service ‘slapd’ ne l’utilse pas. </text:span><text:span text:style-name="T43">Et nous n’utiliserons pas le protocole LDAPs (uniquement LDAP, pas besoins des options pour le chiffrement). </text:span></text:p>
        </text:list-item>
        <text:list-item>
          <text:p text:style-name="P29"><text:span text:style-name="T41">Créer le fichier /etc/openldap/slapd.conf. </text:span><text:span text:style-name="T42">Il doit contenir : </text:span></text:p>
          <text:p text:style-name="P31">- les appels de schéma (le minimum possible).</text:p>
          <text:p text:style-name="P31">- la déclaration des ‘argsfile’ et ‘pidfile’.</text:p>
          <text:p text:style-name="P32"><text:soft-page-break/>- autoriser tou<text:span text:style-name="T70">t</text:span> le monde à pouvoir lire la base.</text:p>
          <text:p text:style-name="P31">- la déclaration de la database, utiliser un suffix (basedn) <text:span text:style-name="T70">personnalisé</text:span>.</text:p>
          <text:p text:style-name="P31">- la déclaration de votre rootdn (et son mot de passe).</text:p>
          <text:p text:style-name="P31">- activer le database monitor.</text:p>
          <text:p text:style-name="P31"/>
        </text:list-item>
        <text:list-item>
          <text:p text:style-name="P45"><text:span text:style-name="T42">M</text:span><text:span text:style-name="T34">ettre en place le fichier DB_CONFIG. </text:span></text:p>
        </text:list-item>
        <text:list-item>
          <text:p text:style-name="P46"><text:span text:style-name="T34">Remplissez la section « </text:span><text:span text:style-name="T35">Mise en place du service </text:span><text:span text:style-name="T40">OpenLDAP </text:span><text:span text:style-name="T34">» du formulaire.</text:span></text:p>
        </text:list-item>
      </text:list>
      <text:p text:style-name="P2"/>
      <text:h text:style-name="P21" text:outline-level="2">Premi<text:span text:style-name="T63">ères entrées</text:span> <text:span text:style-name="T63">LDAP</text:span></text:h>
      <text:p text:style-name="P10">Une fois le service en place, nous allons créer les premières entrées LDAP pour nous permettre d’utiliser notre base.</text:p>
      <text:list xml:id="list588803298" text:style-name="L3">
        <text:list-item>
          <text:p text:style-name="P33"><text:span text:style-name="T63">Créer un fichier ‘add_domain.ldif’ afin d’ajouter votre la racine de votre domain avec la commande ldapadd</text:span>.</text:p>
        </text:list-item>
        <text:list-item>
          <text:p text:style-name="P37">Créer un fichier ‘add_ou.ldif’ afin d’ajouter les OU ‘admin’, ‘group’ et ‘user’ avec la commande ldapadd.</text:p>
        </text:list-item>
        <text:list-item>
          <text:p text:style-name="P37">Ajouter vos entrées avec la commande ‘ldapadd’.</text:p>
        </text:list-item>
        <text:list-item>
          <text:p text:style-name="P38"><text:span text:style-name="T18">Configurer le fichier /etc/openldap/ldap.conf sur toutes les VMs, afin d’utiliser vm0 comme serveur LDAP</text:span><text:span text:style-name="T15">. </text:span></text:p>
        </text:list-item>
        <text:list-item>
          <text:p text:style-name="P38"><text:span text:style-name="T19">Vérifier que le service LDAP soit bien accessible depuis les autre</text:span><text:span text:style-name="T16">s </text:span><text:span text:style-name="T19">VMs</text:span><text:span text:style-name="T16">.</text:span></text:p>
        </text:list-item>
        <text:list-item>
          <text:p text:style-name="P47"><text:span text:style-name="T44">Remplissez la section </text:span><text:span text:style-name="T45">« </text:span><text:span text:style-name="T44">Premi</text:span><text:span text:style-name="T46">ère entrées LDAP</text:span><text:span text:style-name="T44"> » du formulaire.</text:span></text:p>
        </text:list-item>
      </text:list>
      <text:h text:style-name="P22" text:outline-level="2" text:is-list-header="true"/>
      <text:h text:style-name="P22" text:outline-level="2">Gestion de<text:span text:style-name="T64">s utilisateurs</text:span></text:h>
      <text:p text:style-name="P11">Nous allons pouvoir commencer à gérer notre base, afin de la rendre utilisable. Dans un premier temps nous allons configurer le fichier ldap.conf sur toutes les VMs.</text:p>
      <text:list xml:id="list3954687676" text:style-name="L4">
        <text:list-header>
          <text:p text:style-name="P48"/>
        </text:list-header>
        <text:list-item>
          <text:p text:style-name="P34"><text:span text:style-name="T20">Créer un fichier ‘add_</text:span><text:span text:style-name="T22">group</text:span><text:span text:style-name="T20">.ldif’ afin d’ajouter </text:span><text:span text:style-name="T22">un groupe unix dans l’OU ‘group’</text:span><text:span text:style-name="T20"> </text:span><text:span text:style-name="T24">en utilisant </text:span><text:span text:style-name="T22">l’objectClass ‘posixGroup’. </text:span><text:span text:style-name="T24">D</text:span><text:span text:style-name="T22">éfinir l’attribut ‘gidNumber: </text:span><text:span text:style-name="T23">3000</text:span><text:span text:style-name="T22">’ </text:span><text:span text:style-name="T23">(attention aux schémas utilisés!)</text:span><text:span text:style-name="T22">.</text:span></text:p>
        </text:list-item>
        <text:list-item>
          <text:p text:style-name="P35"><text:span text:style-name="T20">Créer un fichier ‘add_</text:span><text:span text:style-name="T19">user</text:span><text:span text:style-name="T20">.ldif’ afin d’ajouter </text:span><text:span text:style-name="T19">un utilisateur dans l’OU ‘admin’ et </text:span><text:span text:style-name="T21">un utilisateur </text:span><text:span text:style-name="T19">dans l’OU ‘user’ </text:span><text:span text:style-name="T24">en utilisant les objectClass ‘person’ et ‘posixAccount’</text:span><text:span text:style-name="T19">:</text:span></text:p>
          <text:list>
            <text:list-item>
              <text:p text:style-name="P36"><text:span text:style-name="T21">Dans l’OU ‘admin’ </text:span><text:span text:style-name="T24">créer l’utilisateur ‘cortex’ avec les attributs ‘gidNumber: 3000’, ‘uidNumber: 1001’, ‘uid: </text:span><text:span text:style-name="T25">cortex</text:span><text:span text:style-name="T24">’ et ‘sn: cortex geni</text:span><text:span text:style-name="T25">e</text:span><text:span text:style-name="T24">’.</text:span></text:p>
            </text:list-item>
            <text:list-item>
              <text:p text:style-name="P39"><text:soft-page-break/><text:span text:style-name="T19">D</text:span><text:span text:style-name="T15">ans l’OU ‘user’, créer l’utilisateur ‘minus’ avec les attributs ‘gidNumber: 3000’, ‘uidNumber: </text:span><text:span text:style-name="T25">1</text:span><text:span text:style-name="T15">0</text:span><text:span text:style-name="T27">02</text:span><text:span text:style-name="T15">’, ‘uid: minus’, ‘homeDirectory: /home/minus’ et ‘sn: minus abruti’.</text:span></text:p>
            </text:list-item>
          </text:list>
        </text:list-item>
        <text:list-item>
          <text:p text:style-name="P36"><text:span text:style-name="T26"><text:s/></text:span><text:span text:style-name="T20">Ajouter vos entrées avec la commande ‘ldapadd’.</text:span></text:p>
        </text:list-item>
        <text:list-item>
          <text:p text:style-name="P40"><text:span text:style-name="T30">Remplissez la section </text:span><text:span text:style-name="T31">« </text:span><text:span text:style-name="T32">Gestion des utilisateurs</text:span><text:span text:style-name="T30"> » du formulaire.</text:span></text:p>
        </text:list-item>
      </text:list>
      <text:p text:style-name="P5"/>
      <text:p text:style-name="P12">Gestion des mots de passe pour les utilisateurs </text:p>
      <text:list xml:id="list105833940869781" text:continue-list="list3954687676" text:style-name="L4">
        <text:list-item text:start-value="1">
          <text:p text:style-name="P41"><text:span text:style-name="T28">Modifier le mot de passe de l’utilisateur ‘minus’ en utilisant la commande ‘ldappasswd’ (avec votre compte rootdn)</text:span><text:span text:style-name="T17">.</text:span><text:span text:style-name="T15"> </text:span></text:p>
        </text:list-item>
        <text:list-item>
          <text:p text:style-name="P42">Générer un mot de passe avec la commande ‘<text:span text:style-name="T66">slappasswd</text:span>’ qu’on utilisera pour l’<text:span text:style-name="T66">administrateur</text:span> ‘cortex’.</text:p>
        </text:list-item>
        <text:list-item>
          <text:p text:style-name="P43">Créer un fichier ‘mod_user.ldif’ et modifier l’entrée de l’utilisateur ‘cortex’ avec la commande ‘ldapmodify’ pour lui ajouter le mot de passe généré ci-dessus. </text:p>
        </text:list-item>
        <text:list-item>
          <text:p text:style-name="P51"><text:span text:style-name="T52">Remplissez la section </text:span><text:span text:style-name="T53">« </text:span><text:span text:style-name="T55">Gestion des mots de passe</text:span><text:span text:style-name="T54"> </text:span><text:span text:style-name="T52">» du formulaire.</text:span></text:p>
        </text:list-item>
      </text:list>
      <text:p text:style-name="P3"/>
      <text:h text:style-name="P23" text:outline-level="2"><text:span text:style-name="T67">Utilisation du LDAP dans le système</text:span> </text:h>
      <text:p text:style-name="P17"><text:span text:style-name="T57">Nous allons maintenant utiliser votre LDAP </text:span><text:span text:style-name="T58">depuis</text:span><text:span text:style-name="T57"> le système de la VM ‘vm1’.</text:span></text:p>
      <text:list xml:id="list4131503298" text:style-name="L5">
        <text:list-item text:start-value="1">
          <text:p text:style-name="P52">Depuis vm0 : <text:span text:style-name="T69">M</text:span>odifier la configuration de SLAPD afin que tous les enfants de l’OU ‘admin’ puisse modifier la base <text:span text:style-name="T68">(attention la liste des ‘access’ doit etre défini avant le paramêtre ‘database’)</text:span>. </text:p>
        </text:list-item>
        <text:list-item>
          <text:p text:style-name="P52"><text:span text:style-name="T69">Depuis vm1 : Créer une nouvelle entrée (au choix) dans votre base en utilisant l’administrateur ‘cortex’. </text:span><text:s/></text:p>
        </text:list-item>
        <text:list-item>
          <text:p text:style-name="P53">Depuis vm1 : <text:span text:style-name="T69">I</text:span>nstaller le paquetage ‘sssd’. Configurer (et démarrer) le service SSSD afin de pouvoir communiquer avec votre serveur LDAP et qu’il soit capable de lister les utilisateurs du LDAP. </text:p>
        </text:list-item>
        <text:list-item>
          <text:p text:style-name="P54">Depuis vm1 : Lancer la commande ‘sudo su – minus’ <text:s/></text:p>
        </text:list-item>
        <text:list-item>
          <text:p text:style-name="P55"><text:span text:style-name="T52">Remplissez la section </text:span><text:span text:style-name="T53">« </text:span><text:span text:style-name="T56">Utilisation du LDAP</text:span><text:span text:style-name="T54"> </text:span><text:span text:style-name="T52">» du formulaire.</text:span></text:p>
        </text:list-item>
      </text:list>
      <text:p text:style-name="P6"/>
      <text:h text:style-name="P24" text:outline-level="2">Mise en place du serveur slave</text:h>
      <text:p text:style-name="P13">Mettre en place un service SLAPD sur vm1 slave du serveur vm0. </text:p>
      <text:p text:style-name="P4"/>
      <text:list xml:id="list105833297496523" text:continue-list="list4131503298" text:style-name="L5">
        <text:list-item text:start-value="1">
          <text:p text:style-name="P56"><text:span text:style-name="T60">C</text:span><text:span text:style-name="T59">onfigurer le service SLAPD sur vm1 pour qu’il soit slave du service SLAPD sur vm0. </text:span></text:p>
        </text:list-item>
        <text:list-item>
          <text:p text:style-name="P57"><text:span text:style-name="T48">Remplissez la section </text:span><text:span text:style-name="T49">« </text:span><text:span text:style-name="T51">Serveur SLAVE</text:span><text:span text:style-name="T50"> </text:span><text:span text:style-name="T48">» du formulair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1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3" style:font-size-asian="10.5pt" style:language-asian="zh" style:country-asian="CN" style:font-name-complex="DejaVu San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ejaVu Sans3" style:font-size-asian="10.5pt" style:language-asian="zh" style:country-asian="CN" style:font-name-complex="DejaVu Sans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center" style:justify-single-word="false" fo:background-color="transparent" style:writing-mode="lr-tb"/>
      <style:text-properties fo:font-size="130%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6cm" loext:contextual-spacing="false"/>
      <style:text-properties fo:color="#2b7ed2" fo:font-size="115%" fo:font-weight="bold" officeooo:rsid="0024ff87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 style:class="text" style:master-page-name="">
      <loext:graphic-properties draw:fill="none" draw:fill-color="#729fcf"/>
      <style:paragraph-properties fo:margin-left="1.499cm" fo:margin-right="0cm" fo:margin-top="0.3cm" fo:margin-bottom="0.25cm" loext:contextual-spacing="false" fo:text-indent="0cm" style:auto-text-indent="false" style:page-number="auto" fo:background-color="transparent" fo:padding="0.4cm" fo:border-left="2.01pt solid #808080" fo:border-right="none" fo:border-top="none" fo:border-bottom="none" style:shadow="none">
        <style:tab-stops/>
      </style:paragraph-properties>
      <style:text-properties style:font-name="DejaVu Sans Mono" fo:font-family="'DejaVu Sans Mono'" style:font-style-name="Book" style:font-family-generic="modern" style:font-pitch="fixed" fo:font-size="11pt" style:font-size-asian="10.5pt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6cm" fo:margin-bottom="0cm" loext:contextual-spacing="false" fo:text-align="start" style:justify-single-word="false" fo:orphans="2" fo:widows="2" fo:text-indent="0cm" style:auto-text-indent="false" style:writing-mode="lr-tb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1cm" fo:margin-right="0.499cm" fo:margin-top="2cm" fo:margin-bottom="0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3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3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DejaVu Sans1" fo:font-family="'DejaVu Sans'" style:font-family-generic="roman" style:font-pitch="variable" fo:font-size="18pt" style:letter-kerning="true" style:font-name-asian="DejaVu Sans3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3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3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.6cm" fo:margin-bottom="0cm" loext:contextual-spacing="false" fo:text-align="start" style:justify-single-word="false" fo:orphans="2" fo:widows="2" fo:text-indent="0cm" style:auto-text-indent="false" style:writing-mode="lr-tb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start-value="0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elien Degremont</meta:initial-creator>
    <meta:creation-date>2018-02-20T16:43:31.647784575</meta:creation-date>
    <dc:date>2023-03-09T10:58:31.799380631</dc:date>
    <meta:editing-duration>P3DT21H31M14S</meta:editing-duration>
    <meta:editing-cycles>123</meta:editing-cycles>
    <meta:generator>LibreOffice/5.3.6.1$Linux_X86_64 LibreOffice_project/30$Build-1</meta:generator>
    <meta:document-statistic meta:table-count="1" meta:image-count="0" meta:object-count="0" meta:page-count="3" meta:paragraph-count="59" meta:word-count="736" meta:character-count="4743" meta:non-whitespace-character-count="4071"/>
  </office:meta>
</office:document-meta>
</file>